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  <style:text-properties officeooo:rsid="0016e733" officeooo:paragraph-rsid="0016e733"/>
    </style:style>
    <style:style style:name="P2" style:family="paragraph" style:parent-style-name="Standard" style:master-page-name="Index">
      <style:paragraph-properties style:page-number="auto"/>
      <style:text-properties officeooo:rsid="0016e733" officeooo:paragraph-rsid="0016e733"/>
    </style:style>
    <style:style style:name="P3" style:family="paragraph" style:parent-style-name="Standard" style:master-page-name="Standard">
      <style:paragraph-properties style:page-number="1"/>
      <style:text-properties officeooo:rsid="0016e733" officeooo:paragraph-rsid="0016e7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ver</text:p>
      <text:p text:style-name="P2">Index</text:p>
      <text:p text:style-name="P3">First p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1:10:26.393522566</meta:creation-date>
    <dc:date>2017-02-15T12:37:53.451571974</dc:date>
    <meta:editing-duration>PT2M26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3" meta:paragraph-count="3" meta:word-count="4" meta:character-count="20" meta:non-whitespace-character-count="19"/>
  </office:meta>
</office:document-meta>
</file>